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Helvetica" svg:font-family="Helvetic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style:page-number="auto"/>
    </style:style>
    <style:style style:name="P2" style:family="paragraph" style:parent-style-name="List_20_Paragraph" style:list-style-name="WWNum3"/>
    <style:style style:name="P3" style:family="paragraph" style:parent-style-name="List_20_Paragraph">
      <style:paragraph-properties fo:margin-left="2.54cm" fo:margin-right="0cm" fo:text-align="justify" style:justify-single-word="false" fo:text-indent="0cm" style:auto-text-indent="false"/>
      <style:text-properties style:font-name="Cambria" fo:font-size="12pt" style:font-size-asian="12pt" style:font-name-complex="Helvetica" style:font-size-complex="12pt"/>
    </style:style>
    <style:style style:name="P4" style:family="paragraph" style:parent-style-name="List_20_Paragraph">
      <style:paragraph-properties fo:margin-left="2.54cm" fo:margin-right="0cm" fo:text-align="justify" style:justify-single-word="false" fo:text-indent="0cm" style:auto-text-indent="false"/>
    </style:style>
    <style:style style:name="P5" style:family="paragraph" style:parent-style-name="intro">
      <style:paragraph-properties fo:margin-top="0.508cm" fo:margin-bottom="0.508cm" fo:background-color="#ffffff">
        <style:background-image/>
      </style:paragraph-properties>
    </style:style>
    <style:style style:name="T1" style:family="text">
      <style:text-properties fo:font-size="12pt" style:font-size-asian="12pt" style:font-size-complex="12pt"/>
    </style:style>
    <style:style style:name="T2" style:family="text">
      <style:text-properties fo:font-size="20pt" style:text-underline-style="solid" style:text-underline-width="auto" style:text-underline-color="font-color" style:font-size-asian="20pt" style:font-size-complex="20pt"/>
    </style:style>
    <style:style style:name="T3" style:family="text">
      <style:text-properties style:font-name="Cambria" fo:font-size="12pt" style:font-size-asian="12pt" style:font-size-complex="12pt"/>
    </style:style>
    <style:style style:name="T4" style:family="text">
      <style:text-properties style:font-name="Cambria" fo:font-size="12pt" style:font-size-asian="12pt" style:font-name-complex="Helvetica" style:font-size-complex="12pt"/>
    </style:style>
    <style:style style:name="T5" style:family="text">
      <style:text-properties style:font-name="Cambria" style:font-name-complex="Helvetica"/>
    </style:style>
    <style:style style:name="T6" style:family="text">
      <style:text-properties fo:color="#00000a" style:font-name="Cambria" fo:font-size="12pt" style:text-underline-style="none" style:font-size-asian="12pt" style:font-name-complex="Helvetica"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s text:c="63"/></text:span><text:span text:style-name="T2">PROJECT REPORT</text:span></text:p>
      <text:p text:style-name="Standard"><text:span text:style-name="T3">In this project <text:s/>I tried to create a <text:s/>simple website using mongodb and nodejs.</text:span><text:span text:style-name="T4"> Here I used the </text:span><text:a xlink:type="simple" xlink:href="https://nodejs.org/en/" text:style-name="Internet_20_link" text:visited-style-name="Visited_20_Internet_20_Link"><text:span text:style-name="T6">Node.js</text:span></text:a><text:span text:style-name="T4"> and the </text:span><text:a xlink:type="simple" xlink:href="http://expressjs.com/" text:style-name="Internet_20_link" text:visited-style-name="Visited_20_Internet_20_Link"><text:span text:style-name="T6">Express framework</text:span></text:a><text:span text:style-name="T4"> to build a simple registration form with basic validation and the data is stored in the mongodb.In my application,nodejs is used for front end and mongodb is used for back end.Nodejs is an open source server environment and it allows us to run javascript on the server and MongoDB is a document database which stores data in flexible, JSON-like documents.</text:span></text:p>
      <text:p text:style-name="P5"><text:span text:style-name="T5"><text:s text:c="15"/>This application input the name and email and it will be stored on the mongo database.In my mongo database insertion, possible. The packages and the facts which is helped me to build this application are </text:span></text:p>
      <text:list xml:id="list7919927974802901742" text:style-name="WWNum3">
        <text:list-item>
          <text:p text:style-name="P2"><text:span text:style-name="T4">MongoDB is a document database which stores data in flexible, JSON-like documents.</text:span></text:p>
        </text:list-item>
        <text:list-item>
          <text:p text:style-name="P2"><text:span text:style-name="T4">In this project I installed the mongodb compass which is the official GUI for Mongodb.</text:span></text:p>
        </text:list-item>
        <text:list-item>
          <text:p text:style-name="P2"><text:span text:style-name="T4">Express which is <text:s/>a lightweight web application framework for Node.js, which provides <text:s/>a robust set of features for writing web applications.</text:span></text:p>
        </text:list-item>
        <text:list-item>
          <text:p text:style-name="P2"><text:span text:style-name="T4"> </text:span><text:a xlink:type="simple" xlink:href="https://www.npmjs.com/package/body-parser" text:style-name="Internet_20_link" text:visited-style-name="Visited_20_Internet_20_Link"><text:span text:style-name="T6">body-parser</text:span></text:a><text:span text:style-name="T3"> is a</text:span><text:span text:style-name="T4"> package which will make the form data available on the request body.</text:span></text:p>
        </text:list-item>
        <text:list-item>
          <text:p text:style-name="P2"><text:span text:style-name="T3"><text:s/>For validating my form inputs I used the </text:span><text:a xlink:type="simple" xlink:href="https://www.npmjs.com/package/express-validator" text:style-name="Internet_20_link" text:visited-style-name="Visited_20_Internet_20_Link"><text:span text:style-name="T6">express-validator module</text:span></text:a><text:span text:style-name="T3">.</text:span></text:p>
        </text:list-item>
        <text:list-item>
          <text:p text:style-name="P2"><text:span text:style-name="T4"><text:s/>To establish the connection to the database and to perform operations on it,I used the  </text:span><text:a xlink:type="simple" xlink:href="https://www.npmjs.com/package/mongoose" text:style-name="Internet_20_link" text:visited-style-name="Visited_20_Internet_20_Link"><text:span text:style-name="T6">Mongoose</text:span></text:a><text:span text:style-name="T4">. Mongoose provides a straight-forward, schema-based solution to model your application data. It includes built-in type casting, validation, query building,etc.</text:span></text:p>
        </text:list-item>
        <text:list-item>
          <text:p text:style-name="P2"><text:span text:style-name="T4">For performing http authentication in my application I used the  </text:span><text:a xlink:type="simple" xlink:href="https://www.npmjs.com/package/http-auth" text:style-name="Internet_20_link" text:visited-style-name="Visited_20_Internet_20_Link"><text:span text:style-name="T6">http-auth module</text:span></text:a><text:span text:style-name="T4">.</text:span></text:p>
        </text:list-item>
      </text:list>
      <text:p text:style-name="P3"/>
      <text:p text:style-name="P3"/>
      <text:p text:style-name="P4"><text:span text:style-name="T4"><text:s text:c="3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Helvetica" svg:font-family="Helvetic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intro"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font-name-complex="Times New Roman1"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ER</meta:initial-creator>
    <dc:creator>mca </dc:creator>
    <meta:editing-cycles>6</meta:editing-cycles>
    <meta:creation-date>2019-10-30T14:44:00</meta:creation-date>
    <dc:date>2019-10-31T10:29:20.73</dc:date>
    <meta:editing-duration>PT1M5S</meta:editing-duration>
    <meta:generator>OpenOffice/4.1.2$Win32 OpenOffice.org_project/412m3$Build-9782</meta:generator>
    <meta:document-statistic meta:table-count="0" meta:image-count="0" meta:object-count="0" meta:page-count="1" meta:paragraph-count="11" meta:word-count="247" meta:character-count="1620"/>
    <meta:user-defined meta:name="AppVersion">12.0000</meta:user-defined>
    <meta:user-defined meta:name="Company">office200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